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LOW FOG MACHINE</text:span></text:p>
      <text:p text:style-name="Text_20_body">Creating a spooky low-lying fog effect is easy with the Mister Kool Fog Machine from ADJ. Using standard fog juice, ice cubes, and a 400W heater, the Mister Kool creates an effect similar to dry ice in water and is easy to clean afterwards.</text:p>
      <text:p text:style-name="Standard"/>
      <text:p text:style-name="Standard"/>
      <text:p text:style-name="Standard"/>
      <text:p text:style-name="Text_20_body">Nothing is cooler than dancing to music and lights while dense white fog flows around your ankles. Thanks to the Mister Kool Fog Machine from ADJ this is not only possible, but less expensive than the alternatives. Like the famous effect of putting dry ice in water, the Mister Kool creates a very similar low-lying layer of fog using only fog fluid and ice cubes so you don't have to deal with the hazards of dry ice. Because the Mister Kool Fog Machine uses fog juice and ice cubes you don't need an expensive fog chiller or air conditioning unit to try and achieve the same effect.<text:line-break/><text:line-break/>Your crowd will be more than pleased with the fog layer on the dance floor this unit will make, you'll be the hit of every party, Halloween event, theater production, or regular just-having-a-good-time party. Combining a fog machine with lasers and lights makes the light more visible thus creating a far more exciting and dynamic atmosphere. While this machine may make things foggy, your choice is clear, get the Mister Kool Fog Machine from ADJ today and take your events to a whole new level.</text:p>
      <text:p text:style-name="Text_20_body"><text:span text:style-name="Strong_20_Emphasis">Specification</text:span></text:p>
      <text:list xml:id="list5487883144135148228" text:style-name="L1">
        <text:list-item>
          <text:p text:style-name="P2">Low-lying fog stays low to the ground–similar to a dry ice effect </text:p>
        </text:list-item>
        <text:list-item>
          <text:p text:style-name="P2">Uses standard fog juice and ice cubes </text:p>
        </text:list-item>
        <text:list-item>
          <text:p text:style-name="P2">No need for expensive fog chillers, bulky air conditioning units or dry ice </text:p>
        </text:list-item>
        <text:list-item>
          <text:p text:style-name="P2">Includes timer remote with On/off switch </text:p>
        </text:list-item>
        <text:list-item>
          <text:p text:style-name="P2">Perfect for Halloween and theatrical events </text:p>
        </text:list-item>
        <text:list-item>
          <text:p text:style-name="P2">Load up to 4 pounds of ice in the chiller box </text:p>
        </text:list-item>
        <text:list-item>
          <text:p text:style-name="P2">Water drainage valve system allows for easy cleanup. Water drains directly into the provided plastic bag. </text:p>
        </text:list-item>
        <text:list-item>
          <text:p text:style-name="P2">Heater: 400W </text:p>
        </text:list-item>
        <text:list-item>
          <text:p text:style-name="P2">Fog fluid container: 1/2 liter (external) </text:p>
        </text:list-item>
        <text:list-item>
          <text:p text:style-name="P2">Dimensions (LxWxH): 19.25” x 12.5” x 10.25” / 490 x 315 x 260 mm </text:p>
        </text:list-item>
        <text:list-item>
          <text:p text:style-name="P2">Weight: 17.5 lbs. / 8kg </text:p>
        </text:list-item>
        <text:list-item>
          <text:p text:style-name="P2">Output: 2500 cu.ft/minout </text:p>
        </text:list-item>
        <text:list-item>
          <text:p text:style-name="P2">Tank Capacity: 0.5 Liter </text:p>
        </text:list-item>
        <text:list-item>
          <text:p text:style-name="P1">Fluid Consumption Rate: 16~11 Min. / Liter (100% output) 14 Min. / Liter Average </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S</meta:editing-duration>
    <meta:editing-cycles>3</meta:editing-cycles>
    <meta:generator>OpenOffice/4.1.1$Win32 OpenOffice.org_project/411m6$Build-9775</meta:generator>
    <dc:date>2018-02-25T23:03:58.32</dc:date>
    <meta:document-statistic meta:table-count="0" meta:image-count="0" meta:object-count="0" meta:page-count="1" meta:paragraph-count="18" meta:word-count="373" meta:character-count="2057"/>
    <dc:creator>Marti </dc:creator>
    <meta:user-defined meta:name="Info 1"/>
    <meta:user-defined meta:name="Info 2"/>
    <meta:user-defined meta:name="Info 3"/>
    <meta:user-defined meta:name="Info 4"/>
  </office:meta>
</office:document-meta>
</file>